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-0.001cm" svg:y="-0.004cm" presentation:class="title" presentation:user-transformed="true">
          <draw:text-box>
            <text:p text:style-name="P1"><text:span text:style-name="T1">Twoje ręce to mój ląd, wiem nie utonę</text:span><text:span text:style-name="T1"><text:line-break/></text:span><text:span text:style-name="T1">Twoje ręce</text:span><text:span text:style-name="T1"><text:line-break/></text:span><text:span text:style-name="T1">to mój brzeg,</text:span><text:span text:style-name="T1"><text:line-break/></text:span><text:span text:style-name="T1">kiedy dokoła szt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Twoje ręce to mój ląd pokonam drogę</text:span><text:span text:style-name="T1"><text:line-break/></text:span><text:span text:style-name="T1">Do tych</text:span><text:span text:style-name="T1"><text:line-break/></text:span><text:span text:style-name="T1">wyciągnięt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Czuję, że już blisko jest to wytęsknione</text:span><text:span text:style-name="T1"><text:line-break/></text:span><text:span text:style-name="T1">Wtulam się</text:span><text:span text:style-name="T1"><text:line-break/></text:span><text:span text:style-name="T1">w ramiona Twe,</text:span><text:span text:style-name="T1"><text:line-break/></text:span><text:span text:style-name="T1">kiedy dokoła chłó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Pierwsza gwiazda</text:span><text:span text:style-name="T1"><text:line-break/></text:span><text:span text:style-name="T1">nieba gest,</text:span><text:span text:style-name="T1"><text:line-break/></text:span><text:span text:style-name="T1">wskazuje drogę</text:span><text:span text:style-name="T1"><text:line-break/></text:span><text:span text:style-name="T1">Może dziś</text:span><text:span text:style-name="T1"><text:line-break/></text:span><text:span text:style-name="T1">się zdarzy cu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Widzę Cię, jesteś tam, światło woła mni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Coraz bliżej Ciebie być, tego pragnę</text:span><text:span text:style-name="T1"><text:line-break/></text:span><text:span text:style-name="T1">Chociaż czasem trzeba iść pod prąd</text:span><text:span text:style-name="T1"><text:line-break/></text:span><text:span text:style-name="T1">Suchą stopą przejdę dziś po tej wodzie</text:span><text:span text:style-name="T1"><text:line-break/></text:span><text:span text:style-name="T1">Twoje ręce to mój ląd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Twoje ręce to mój ląd, wiem nie utonę</text:span><text:span text:style-name="T1"><text:line-break/></text:span><text:span text:style-name="T1">Twoje ręce to mój brzeg, i obiecany d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Jedno miejsce wolne wciąż, zaczeka na mnie</text:span><text:span text:style-name="T1"><text:line-break/></text:span><text:span text:style-name="T1">Twoje ręce to mój ląd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Widzę Cię jesteś tam, widzę Cię,</text:span><text:span text:style-name="T1"><text:line-break/></text:span><text:span text:style-name="T1">słyszę głos znany</text:span><text:span text:style-name="T1"><text:line-break/></text:span><text:span text:style-name="T1">tak słyszę głos,</text:span><text:span text:style-name="T1"><text:line-break/></text:span><text:span text:style-name="T1">jesteś tam widzę Cię</text:span><text:span text:style-name="T1"><text:line-break/></text:span><text:span text:style-name="T1">jesteś tam</text:span><text:span text:style-name="T1"><text:line-break/></text:span><text:span text:style-name="T1">światło woła mnie 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Coraz bliżej Ciebie być, tego pragnę</text:span><text:span text:style-name="T1"><text:line-break/></text:span><text:span text:style-name="T1">Chociaż czasem trzeba iść pod prąd</text:span><text:span text:style-name="T1"><text:line-break/></text:span><text:span text:style-name="T1">Suchą stopą przejdę dziś po tej wodzie</text:span><text:span text:style-name="T1"><text:line-break/></text:span><text:span text:style-name="T1">Twoje ręce to mój ląd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Twoje ręce to mój brzeg</text:span><text:span text:style-name="T1"><text:line-break/></text:span><text:span text:style-name="T1">Twoje ręce to mój ląd</text:span><text:span text:style-name="T1"><text:line-break/></text:span><text:span text:style-name="T1">/8x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5-06-08T19:22:00.04</dc:date>
    <dc:language>pl-PL</dc:language>
    <meta:editing-cycles>26</meta:editing-cycles>
    <meta:editing-duration>PT18M56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